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cm" style:rel-column-width="16189*"/>
    </style:style>
    <style:style style:name="Table1.B" style:family="table-column">
      <style:table-column-properties style:column-width="2.999cm" style:rel-column-width="11559*"/>
    </style:style>
    <style:style style:name="Table1.C" style:family="table-column">
      <style:table-column-properties style:column-width="3cm" style:rel-column-width="11566*"/>
    </style:style>
    <style:style style:name="Table1.D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c790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c790e" officeooo:paragraph-rsid="000c790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fc59" officeooo:paragraph-rsid="000dfc5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3655b5" officeooo:paragraph-rsid="003655b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c790e" officeooo:paragraph-rsid="000c790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c790e" officeooo:paragraph-rsid="002b49c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dfc59" officeooo:paragraph-rsid="000dfc5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eca9a" officeooo:paragraph-rsid="000eca9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0a258" officeooo:paragraph-rsid="0010a25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0a258" officeooo:paragraph-rsid="001f2b0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1ec24" officeooo:paragraph-rsid="0011ec2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39253" officeooo:paragraph-rsid="0013925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5579a" officeooo:paragraph-rsid="0015579a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7db7d" officeooo:paragraph-rsid="0017db7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98c44" officeooo:paragraph-rsid="00198c4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e44fc" officeooo:paragraph-rsid="001e44f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b49c0" officeooo:paragraph-rsid="002b49c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54251" officeooo:paragraph-rsid="00154251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54251" officeooo:paragraph-rsid="002be7a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5f186" officeooo:paragraph-rsid="0035f186" style:font-weight-asian="normal" style:font-weight-complex="normal"/>
    </style:style>
    <style:style style:name="P21" style:family="paragraph" style:parent-style-name="Standard">
      <style:text-properties fo:font-style="italic" style:text-underline-style="none" fo:font-weight="normal" officeooo:rsid="0010a258" officeooo:paragraph-rsid="0010a258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style:text-underline-style="none" fo:font-weight="normal" officeooo:rsid="00154251" officeooo:paragraph-rsid="00154251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style:text-underline-style="none" fo:font-weight="normal" officeooo:rsid="0039e9a7" officeooo:paragraph-rsid="0039e9a7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31289a" officeooo:paragraph-rsid="0031289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37a73a" officeooo:paragraph-rsid="0037a73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bold" officeooo:rsid="0037a73a" officeooo:paragraph-rsid="0037a73a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style:text-underline-style="solid" style:text-underline-width="auto" style:text-underline-color="font-color" fo:font-weight="normal" officeooo:rsid="0037a73a" officeooo:paragraph-rsid="0037a73a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officeooo:rsid="0037a73a" officeooo:paragraph-rsid="0037a73a"/>
    </style:style>
    <style:style style:name="P29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655b5" officeooo:paragraph-rsid="003655b5" style:font-weight-asian="normal" style:font-weight-complex="normal"/>
    </style:style>
    <style:style style:name="P3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dfc59" officeooo:paragraph-rsid="000dfc59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de83" style:font-style-asian="italic" style:font-style-complex="italic"/>
    </style:style>
    <style:style style:name="T3" style:family="text">
      <style:text-properties fo:font-style="italic" officeooo:rsid="0017db7d" style:font-style-asian="italic" style:font-style-complex="italic"/>
    </style:style>
    <style:style style:name="T4" style:family="text">
      <style:text-properties fo:font-style="italic" officeooo:rsid="0017ce1e" style:font-style-asian="italic" style:font-style-complex="italic"/>
    </style:style>
    <style:style style:name="T5" style:family="text">
      <style:text-properties fo:font-style="italic" officeooo:rsid="002b66d2" style:font-style-asian="italic" style:font-style-complex="italic"/>
    </style:style>
    <style:style style:name="T6" style:family="text">
      <style:text-properties fo:font-style="italic" officeooo:rsid="002be7a2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5579a" style:font-style-asian="normal" style:font-style-complex="normal"/>
    </style:style>
    <style:style style:name="T9" style:family="text">
      <style:text-properties fo:font-style="normal" officeooo:rsid="0017b89a" style:font-style-asian="normal" style:font-style-complex="normal"/>
    </style:style>
    <style:style style:name="T10" style:family="text">
      <style:text-properties fo:font-style="normal" officeooo:rsid="001b04cb" style:font-style-asian="normal" style:font-style-complex="normal"/>
    </style:style>
    <style:style style:name="T11" style:family="text">
      <style:text-properties fo:font-style="normal" officeooo:rsid="002c020b" style:font-style-asian="normal" style:font-style-complex="normal"/>
    </style:style>
    <style:style style:name="T12" style:family="text">
      <style:text-properties fo:font-style="normal" officeooo:rsid="002d3a90" style:font-style-asian="normal" style:font-style-complex="normal"/>
    </style:style>
    <style:style style:name="T13" style:family="text">
      <style:text-properties fo:font-style="normal" officeooo:rsid="002f4a10" style:font-style-asian="normal" style:font-style-complex="normal"/>
    </style:style>
    <style:style style:name="T14" style:family="text">
      <style:text-properties fo:font-style="normal" officeooo:rsid="00305ad8" style:font-style-asian="normal" style:font-style-complex="normal"/>
    </style:style>
    <style:style style:name="T15" style:family="text">
      <style:text-properties fo:font-style="normal" officeooo:rsid="0032fa3f" style:font-style-asian="normal" style:font-style-complex="normal"/>
    </style:style>
    <style:style style:name="T16" style:family="text">
      <style:text-properties officeooo:rsid="000eca9a"/>
    </style:style>
    <style:style style:name="T17" style:family="text">
      <style:text-properties officeooo:rsid="0011ec24"/>
    </style:style>
    <style:style style:name="T18" style:family="text">
      <style:text-properties officeooo:rsid="00139253"/>
    </style:style>
    <style:style style:name="T19" style:family="text">
      <style:text-properties officeooo:rsid="0013de83"/>
    </style:style>
    <style:style style:name="T20" style:family="text">
      <style:text-properties officeooo:rsid="001649fb"/>
    </style:style>
    <style:style style:name="T21" style:family="text">
      <style:text-properties officeooo:rsid="0017c290"/>
    </style:style>
    <style:style style:name="T22" style:family="text">
      <style:text-properties officeooo:rsid="0017ce1e"/>
    </style:style>
    <style:style style:name="T23" style:family="text">
      <style:text-properties officeooo:rsid="001f2b08"/>
    </style:style>
    <style:style style:name="T24" style:family="text">
      <style:text-properties officeooo:rsid="0020dfd8"/>
    </style:style>
    <style:style style:name="T25" style:family="text">
      <style:text-properties officeooo:rsid="00215aca"/>
    </style:style>
    <style:style style:name="T26" style:family="text">
      <style:text-properties officeooo:rsid="00233783"/>
    </style:style>
    <style:style style:name="T27" style:family="text">
      <style:text-properties officeooo:rsid="002524d4"/>
    </style:style>
    <style:style style:name="T28" style:family="text">
      <style:text-properties style:text-position="super 58%" officeooo:rsid="002524d4"/>
    </style:style>
    <style:style style:name="T29" style:family="text">
      <style:text-properties officeooo:rsid="00271a09"/>
    </style:style>
    <style:style style:name="T30" style:family="text">
      <style:text-properties officeooo:rsid="0027a8b7"/>
    </style:style>
    <style:style style:name="T31" style:family="text">
      <style:text-properties officeooo:rsid="0028fccc"/>
    </style:style>
    <style:style style:name="T32" style:family="text">
      <style:text-properties officeooo:rsid="002a0371"/>
    </style:style>
    <style:style style:name="T33" style:family="text">
      <style:text-properties officeooo:rsid="002b49c0"/>
    </style:style>
    <style:style style:name="T34" style:family="text">
      <style:text-properties officeooo:rsid="002c020b"/>
    </style:style>
    <style:style style:name="T35" style:family="text">
      <style:text-properties officeooo:rsid="002e3ccf"/>
    </style:style>
    <style:style style:name="T36" style:family="text">
      <style:text-properties officeooo:rsid="0035e9ee"/>
    </style:style>
    <style:style style:name="T37" style:family="text">
      <style:text-properties officeooo:rsid="003655b5"/>
    </style:style>
    <style:style style:name="T38" style:family="text">
      <style:text-properties officeooo:rsid="00369d47"/>
    </style:style>
    <style:style style:name="T39" style:family="text">
      <style:text-properties officeooo:rsid="0037a73a"/>
    </style:style>
    <style:style style:name="T40" style:family="text">
      <style:text-properties officeooo:rsid="0038b406"/>
    </style:style>
    <style:style style:name="T41" style:family="text">
      <style:text-properties officeooo:rsid="003af65d"/>
    </style:style>
    <style:style style:name="T42" style:family="text">
      <style:text-properties officeooo:rsid="003b23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umpi 3 : Known Information</text:p>
      <text:p text:style-name="P1"/>
      <text:p text:style-name="P20">Sources – Tony Smith's article and pictures, JMK's document describing the machine, and the ETI October 1978 review.</text:p>
      <text:p text:style-name="P20"/>
      <text:p text:style-name="P2">Hardware</text:p>
      <text:p text:style-name="P2"/>
      <text:p text:style-name="P5">SC/MP II Processor clocked at 3.5<text:span text:style-name="T20">1</text:span>Mhz. <text:span text:style-name="T34">The Crystal is 7.02Mhz, the spec says 3.5Mhz almost certainly rounding up.</text:span></text:p>
      <text:p text:style-name="P5"/>
      <text:p text:style-name="P5">23 keys. Arranged as a block of 16, one on the right, and two on the left, one on the far left. All aligned to the bottom. <text:span text:style-name="T37">The key layout is shown in the ETI review.</text:span></text:p>
      <text:p text:style-name="P5"/>
      <text:p text:style-name="P5">The 20 keys allow the input of 65 ASCII Codes (64 ASCII codes + Carriage Return/Line Feed)</text:p>
      <text:p text:style-name="P5"/>
      <text:p text:style-name="P11">Sense A is connected to the 'INT' key.</text:p>
      <text:p text:style-name="P11">Sense B is a serial input (cassette ?)</text:p>
      <text:p text:style-name="P11">Flag 0 inverts the screen output.</text:p>
      <text:p text:style-name="P11">Flag 1 is the serial output (cassette ?)</text:p>
      <text:p text:style-name="P11">Flag 2 <text:span text:style-name="T18">comes to an accessible point near the keyboard marked 'DVC', and is a user output.</text:span></text:p>
      <text:p text:style-name="P11">Sin and Sout are not connected <text:span text:style-name="T30">(cassette ?)</text:span></text:p>
      <text:p text:style-name="P11"/>
      <text:p text:style-name="P14">The lower 4k only is decoded. <text:span text:style-name="T29">In a fully decoded system, the upper PROM is at 7600-77FF and the 8154 is at 7F00-7FFF (see the disassembled visual code). The lower PROM must be at 0000-01FF in a full expansion otherwise it won't boot.</text:span></text:p>
      <text:p text:style-name="P14"/>
      <text:p text:style-name="P4"/>
      <text:p text:style-name="P29">Memory Map</text:p>
      <text:p text:style-name="P4"/>
      <text:p text:style-name="P5"><text:span text:style-name="T16">000-7FF : <text:tab/></text:span>1k PROM (standard) + 1k (Expansion). <text:span text:style-name="T27">The PROM code shown on the advert </text:span></text:p>
      <text:p text:style-name="P5"><text:tab/><text:tab/><text:span text:style-name="T27">shows the 2</text:span><text:span text:style-name="T28">nd</text:span><text:span text:style-name="T27"> half of the PROM in 7C0-7FF and 000-03F. This tells us that the</text:span></text:p>
      <text:p text:style-name="P5"><text:tab/><text:tab/><text:span text:style-name="T29">default 1k is split – feasible because the ROMs are 512 x 8 ROMs, and the </text:span></text:p>
      <text:p text:style-name="P5"><text:tab/><text:tab/><text:span text:style-name="T29">Expansion is 200-5FF. Detected by a $00 being present at 0200.</text:span></text:p>
      <text:p text:style-name="P5"/>
      <text:p text:style-name="P18">800-BFF : <text:tab/><text:span text:style-name="T7">1k </text:span><text:span text:style-name="T10">Expansion </text:span><text:span text:style-name="T7">RAM</text:span><text:span text:style-name="T1">, because it won't fit anywhere else – </text:span><text:span text:style-name="T5">not definitely </text:span></text:p>
      <text:p text:style-name="P19"><text:span text:style-name="T5"><text:tab/><text:tab/> confirmed</text:span><text:span text:style-name="T6">.</text:span><text:span text:style-name="T5"> </text:span><text:span text:style-name="T11">Expansion is done in ¼k chunks </text:span><text:span text:style-name="T12">(pairs of 2112 SRAMs)</text:span></text:p>
      <text:p text:style-name="P22"/>
      <text:p text:style-name="P9">C<text:span text:style-name="T32">xx</text:span> <text:tab/> <text:s text:c="3"/>:<text:tab/>Keyboard input port. Bit 7 is 'Key 21 unlabelled'. <text:span text:style-name="T22">Decoding is done in software</text:span></text:p>
      <text:p text:style-name="P9"><text:tab/><text:tab/><text:span text:style-name="T22">How, is unknown. “The 16 key block is used to define characters in the 64 key</text:span></text:p>
      <text:p text:style-name="P9"><text:tab/><text:tab/><text:span text:style-name="T22">ASCII set and three of the mode keys define which part of the ASCII set the</text:span></text:p>
      <text:p text:style-name="P9"><text:tab/><text:tab/><text:span text:style-name="T22">16 key block defines”. </text:span><text:span text:style-name="T4">To avoid key clashes it would seem likely that Bits 4,5,6</text:span></text:p>
      <text:p text:style-name="P21"><text:tab/><text:tab/><text:span text:style-name="T23">are the Mode shift keys, and that Bits 0-3 are read on columns/rows, and it is likely</text:span></text:p>
      <text:p text:style-name="P21"><text:tab/><text:tab/><text:span text:style-name="T23">that the address read defines which column/row is being read. See 2C2-12 of the</text:span></text:p>
      <text:p text:style-name="P21"><text:tab/><text:tab/><text:span text:style-name="T31">applications handbook for an example of this system.If this is true then from a S/W</text:span></text:p>
      <text:p text:style-name="P21"><text:tab/><text:tab/><text:span text:style-name="T34">pov the functionality is the same – it is just the mode keys and the matrix that</text:span></text:p>
      <text:p text:style-name="P21"><text:s/><text:tab/><text:tab/><text:span text:style-name="T34">we don't know. There is a very lazy decode where the mode keys map straight to </text:span></text:p>
      <text:p text:style-name="P21"><text:tab/><text:tab/><text:span text:style-name="T35">ASCII except for the third :) </text:span><text:span text:style-name="T15">See page 2 of the review for the layout.</text:span></text:p>
      <text:p text:style-name="P9"><text:tab/><text:tab/></text:p>
      <text:p text:style-name="P9">D<text:span text:style-name="T32">xx</text:span> <text:tab/> <text:s text:c="3"/>: <text:tab/>UART clock is 1/15th of the 15.625Khz Line Frequency <text:span text:style-name="T17">'as per the SC/MP Introkit'</text:span></text:p>
      <text:p text:style-name="P10"><text:tab/><text:tab/><text:span text:style-name="T23">The Introkit does not have a UART. </text:span><text:span text:style-name="T13">It is an AY-5-1013.</text:span></text:p>
      <text:p text:style-name="P10"/>
      <text:p text:style-name="P7"><text:span text:style-name="T16">E00-EFF : <text:tab/></text:span>256 Byte Video RAM <text:span text:style-name="T20">(pair of MM2112 RAM chips)</text:span></text:p>
      <text:p text:style-name="P5"><text:tab/><text:tab/></text:p>
      <text:p text:style-name="P15">F00-F7F : <text:tab/>NS8154 I/O Ports </text:p>
      <text:p text:style-name="P15">F80-FFF : <text:tab/>NS8154 128 bytes RAM <text:span text:style-name="T24">confirmed by Code Disassembly.</text:span> </text:p>
      <text:p text:style-name="P5"/>
      <text:p text:style-name="P12">2 x 8 bit output ports are available and used <text:span text:style-name="T19">(</text:span><text:span text:style-name="T2">with the 128 bytes almost certainly an 8154 </text:span><text:span text:style-name="T3">It says 'NS introduced in 1977 a 40 pin package with 128 bytes RAM and 2 x I/O ports …. this could only be an 8154 !)</text:span></text:p>
      <text:p text:style-name="P12"/>
      <text:p text:style-name="P7">Display of 8 x 32 characters using a 7 x 9 Font <text:span text:style-name="T21">(in a 9 x 16 box)</text:span>. In RAM 20-5F are ASCII characters (<text:span text:style-name="T1">e.g. it is a 6 bit ASCII code converted to 7 by dropping bit 7). </text:span><text:span text:style-name="T7">VDU RAM Bit 7 inverts the output. SC/MP Flag 0 <text:s/>inverts the output again (these are all exclusive Ors). </text:span><text:span text:style-name="T8">The character set is visible in the display screen. </text:span><text:span text:style-name="T9">DM8678 Character Generator. </text:span><text:span text:style-name="T14">(8675BWF)</text:span></text:p>
      <text:p text:style-name="P7"/>
      <text:p text:style-name="P3"/>
      <text:p text:style-name="P30">Software</text:p>
      <text:p text:style-name="P3"/>
      <text:p text:style-name="P8">ASCII Code in software include the complete range 20-<text:span text:style-name="T38">5</text:span>F,<text:span text:style-name="T38">80-FF</text:span>. 00-1F are ignored except for 01 (Clear Screen) 08 (Back Space) 0D (Carriage Return / Line Feed). <text:span text:style-name="T25">04 is used as a string end marker.</text:span></text:p>
      <text:p text:style-name="P8"/>
      <text:p text:style-name="P13">The routines PUTVDU, GETKBD, PUTTTY, GETTTY, PUTART and GETART are described in the Prom A (000-1FF). <text:span text:style-name="T26">This statement about code allocation isn't true, it appears to be the other way round from disassembling the displayed code.</text:span></text:p>
      <text:p text:style-name="P13"/>
      <text:p text:style-name="P13">PROMB contains examples of instructions <text:span text:style-name="T36">(G)o (I)nput =(n) Store label. ?(n) Calculate relative (L)abels (H)ex dump (C)ontinue</text:span></text:p>
      <text:p text:style-name="P2"/>
      <text:p text:style-name="P2">Components</text:p>
      <text:p text:style-name="P2"/>
      <text:p text:style-name="P5">SC/MP II Processor</text:p>
      <text:p text:style-name="P5">MM5204 (all PROMs)</text:p>
      <text:p text:style-name="P6">2112 <text:span text:style-name="T33">x 8</text:span> (1k RAM <text:span text:style-name="T33">as 8 x 256 x 4, 256 byte VDU RAM as 2 x 256 x 4</text:span>)</text:p>
      <text:p text:style-name="P16">NS8154 (128 bytes and 2 x 8 bit I/O ports)</text:p>
      <text:p text:style-name="P17">DM8678 Character Generator</text:p>
      <text:p text:style-name="P24">AY-5-1013 UART</text:p>
      <text:p text:style-name="P25"/>
      <text:p text:style-name="P27">Keyboard</text:p>
      <text:p text:style-name="P27"/>
      <text:p text:style-name="P23">Bits 0-3 of the <text:span text:style-name="T42">data</text:span> specify the column (Bit <text:span text:style-name="T41">3</text:span> = 0,Bit <text:span text:style-name="T41">2</text:span> = 1,Bit <text:span text:style-name="T41">1</text:span> = 2,Bit <text:span text:style-name="T41">0</text:span> = 3) <text:span text:style-name="T42">read</text:span>. Bits 0-3 of the <text:span text:style-name="T42">address</text:span> specify the row (0 = Bit <text:span text:style-name="T41">3</text:span>,4 = Bit <text:span text:style-name="T41">2</text:span>,8 = Bit <text:span text:style-name="T41">1</text:span>,12 = Bit <text:span text:style-name="T41">0</text:span>). Active 1 select, active 1 to detect. This is entirely arbitrary as is the bit assignments below.</text:p>
      <text:p text:style-name="P23"/>
      <text:p text:style-name="P26">Type <text:tab/><text:tab/>Offset<text:tab/><text:tab/>Bit <text:tab/><text:tab/>Characters</text:p>
      <text:p text:style-name="P25">Unshifted <text:tab/>$30<text:tab/><text:tab/>$00<text:tab/><text:tab/>0,1,2,3,4,5,6,7,8,9,:,;,&lt;,=,&gt;,?</text:p>
      <text:p text:style-name="P25">Alpha 1 <text:tab/>$40 <text:tab/><text:tab/><text:span text:style-name="T1">$10 (4)<text:tab/></text:span><text:tab/>@,A-O</text:p>
      <text:p text:style-name="P25">Alpha 2 <text:tab/>$50 <text:tab/><text:tab/><text:span text:style-name="T1">$20 (5)</text:span><text:tab/><text:tab/>P-Z,[,\,],^,_</text:p>
      <text:p text:style-name="P25">Punc <text:tab/><text:tab/>$20 <text:tab/><text:tab/><text:span text:style-name="T1">$40 (6)</text:span><text:tab/><text:tab/>Space and punctuation</text:p>
      <text:p text:style-name="P25"/>
      <text:p text:style-name="P25">To convert <text:span text:style-name="T40">case:</text:span> 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Unshifted</text:p>
          </table:table-cell>
          <table:table-cell table:style-name="Table1.A1" office:value-type="string">
            <text:p text:style-name="Table_20_Contents">Alpha 1</text:p>
          </table:table-cell>
          <table:table-cell table:style-name="Table1.A1" office:value-type="string">
            <text:p text:style-name="Table_20_Contents">Alpha 2</text:p>
          </table:table-cell>
          <table:table-cell table:style-name="Table1.E1" office:value-type="string">
            <text:p text:style-name="Table_20_Contents">Punc</text:p>
          </table:table-cell>
        </table:table-row>
        <table:table-row>
          <table:table-cell table:style-name="Table1.A2" office:value-type="string">
            <text:p text:style-name="Table_20_Contents">Read Bits 4-6 :</text:p>
          </table:table-cell>
          <table:table-cell table:style-name="Table1.A2" office:value-type="string">
            <text:p text:style-name="Table_20_Contents">$00</text:p>
          </table:table-cell>
          <table:table-cell table:style-name="Table1.A2" office:value-type="string">
            <text:p text:style-name="Table_20_Contents">$10</text:p>
          </table:table-cell>
          <table:table-cell table:style-name="Table1.A2" office:value-type="string">
            <text:p text:style-name="Table_20_Contents">$20</text:p>
          </table:table-cell>
          <table:table-cell table:style-name="Table1.E2" office:value-type="string">
            <text:p text:style-name="Table_20_Contents">$40</text:p>
          </table:table-cell>
        </table:table-row>
        <table:table-row>
          <table:table-cell table:style-name="Table1.A2" office:value-type="string">
            <text:p text:style-name="P28">Xor $40</text:p>
          </table:table-cell>
          <table:table-cell table:style-name="Table1.A2" office:value-type="string">
            <text:p text:style-name="Table_20_Contents">$<text:span text:style-name="T39">4</text:span>0</text:p>
          </table:table-cell>
          <table:table-cell table:style-name="Table1.A2" office:value-type="string">
            <text:p text:style-name="Table_20_Contents">$<text:span text:style-name="T39">5</text:span>0</text:p>
          </table:table-cell>
          <table:table-cell table:style-name="Table1.A2" office:value-type="string">
            <text:p text:style-name="Table_20_Contents">$<text:span text:style-name="T39">6</text:span>0</text:p>
          </table:table-cell>
          <table:table-cell table:style-name="Table1.E2" office:value-type="string">
            <text:p text:style-name="Table_20_Contents">$<text:span text:style-name="T39">0</text:span>0</text:p>
          </table:table-cell>
        </table:table-row>
        <table:table-row>
          <table:table-cell table:style-name="Table1.A2" office:value-type="string">
            <text:p text:style-name="P28">Set to $30 if Zero.</text:p>
          </table:table-cell>
          <table:table-cell table:style-name="Table1.A2" office:value-type="string">
            <text:p text:style-name="Table_20_Contents">$<text:span text:style-name="T40">4</text:span>0</text:p>
          </table:table-cell>
          <table:table-cell table:style-name="Table1.A2" office:value-type="string">
            <text:p text:style-name="Table_20_Contents">$<text:span text:style-name="T40">5</text:span>0</text:p>
          </table:table-cell>
          <table:table-cell table:style-name="Table1.A2" office:value-type="string">
            <text:p text:style-name="Table_20_Contents">$<text:span text:style-name="T40">6</text:span>0</text:p>
          </table:table-cell>
          <table:table-cell table:style-name="Table1.E2" office:value-type="string">
            <text:p text:style-name="Table_20_Contents">$<text:span text:style-name="T39">3</text:span>0</text:p>
          </table:table-cell>
        </table:table-row>
        <table:table-row>
          <table:table-cell table:style-name="Table1.A2" office:value-type="string">
            <text:p text:style-name="Table_20_Contents">A<text:span text:style-name="T39">d</text:span>d $<text:span text:style-name="T39">F0</text:span></text:p>
          </table:table-cell>
          <table:table-cell table:style-name="Table1.A2" office:value-type="string">
            <text:p text:style-name="Table_20_Contents">$30 <text:span text:style-name="T40">(0)</text:span> </text:p>
          </table:table-cell>
          <table:table-cell table:style-name="Table1.A2" office:value-type="string">
            <text:p text:style-name="Table_20_Contents">$<text:span text:style-name="T39">4</text:span>0 <text:span text:style-name="T40">(@)</text:span></text:p>
          </table:table-cell>
          <table:table-cell table:style-name="Table1.A2" office:value-type="string">
            <text:p text:style-name="Table_20_Contents">$<text:span text:style-name="T39">5</text:span>0 <text:span text:style-name="T40">(P)</text:span></text:p>
          </table:table-cell>
          <table:table-cell table:style-name="Table1.E2" office:value-type="string">
            <text:p text:style-name="Table_20_Contents">$20 <text:span text:style-name="T40">(Space)</text:span></text:p>
          </table:table-cell>
        </table:table-row>
      </table:table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6:26:39.196664000</meta:creation-date>
    <dc:date>2014-02-26T16:45:41.442483000</dc:date>
    <meta:editing-duration>PT3H25M16S</meta:editing-duration>
    <meta:editing-cycles>50</meta:editing-cycles>
    <meta:generator>LibreOffice/4.2.0.4$MacOSX_X86_64 LibreOffice_project/05dceb5d363845f2cf968344d7adab8dcfb2ba71</meta:generator>
    <meta:document-statistic meta:table-count="1" meta:image-count="0" meta:object-count="0" meta:page-count="3" meta:paragraph-count="82" meta:word-count="862" meta:character-count="4552" meta:non-whitespace-character-count="3687"/>
  </office:meta>
</office:document-meta>
</file>